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8ed8" officeooo:paragraph-rsid="000c8ed8"/>
    </style:style>
    <style:style style:name="P2" style:family="paragraph" style:parent-style-name="Standard" style:list-style-name="L1">
      <style:text-properties officeooo:rsid="000c8ed8" officeooo:paragraph-rsid="000c8ed8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ématique:</text:p>
      <text:p text:style-name="P1">Quel pourra être l'impact des technologies de l'intelligence artificiel dans la guerre de l'information ?</text:p>
      <text:p text:style-name="P1"/>
      <text:list xml:id="list1835702778" text:style-name="L1">
        <text:list-item>
          <text:p text:style-name="P2">Introduction</text:p>
        </text:list-item>
        <text:list-item>
          <text:p text:style-name="P2">Les technologies de l'intelligence artificielle (donnez une définition et un tour d’horizon clair de ce que on entend par « IA », ainsi que les champs et applications qui vont être concernés par la problématique)</text:p>
          <text:list>
            <text:list-item>
              <text:p text:style-name="P2">Que ce que l'intelligence artificielle? </text:p>
              <text:list>
                <text:list-item>
                  <text:p text:style-name="P2">Forte IA</text:p>
                </text:list-item>
                <text:list-item>
                  <text:p text:style-name="P2">Faible IA</text:p>
                </text:list-item>
              </text:list>
            </text:list-item>
            <text:list-item>
              <text:p text:style-name="P2">Les trois "types" d'intelligences</text:p>
              <text:list>
                <text:list-item>
                  <text:list>
                    <text:list-item>
                      <text:p text:style-name="P2">Analytique</text:p>
                    </text:list-item>
                    <text:list-item>
                      <text:p text:style-name="P2">Basé sur l'humain</text:p>
                    </text:list-item>
                    <text:list-item>
                      <text:p text:style-name="P2">Humanisé</text:p>
                    </text:list-item>
                  </text:list>
                </text:list-item>
              </text:list>
            </text:list-item>
            <text:list-item>
              <text:p text:style-name="P2">Ces objectifs (pourquoi on fait des recherches dans ce domaine)</text:p>
            </text:list-item>
            <text:list-item>
              <text:p text:style-name="P2">Les problèmes rencontrés</text:p>
            </text:list-item>
            <text:list-item>
              <text:p text:style-name="P2">Son fonctionnement</text:p>
              <text:list>
                <text:list-item>
                  <text:p text:style-name="P2">Réseau neuronaux</text:p>
                </text:list-item>
                <text:list-item>
                  <text:p text:style-name="P2">Machine learning</text:p>
                </text:list-item>
                <text:list-item>
                  <text:p text:style-name="P2">deep learning</text:p>
                </text:list-item>
                <text:list-item>
                  <text:p text:style-name="P2">BIG DATA</text:p>
                </text:list-item>
              </text:list>
            </text:list-item>
            <text:list-item>
              <text:p text:style-name="P2">Ces applications</text:p>
              <text:list>
                <text:list-item>
                  <text:p text:style-name="P2">Imagerie et Vidéo</text:p>
                </text:list-item>
                <text:list-item>
                  <text:p text:style-name="P2">Gouvernement</text:p>
                </text:list-item>
                <text:list-item>
                  <text:p text:style-name="P2">Militaire</text:p>
                </text:list-item>
                <text:list-item>
                  <text:p text:style-name="P2">News</text:p>
                </text:list-item>
                <text:list-item>
                  <text:p text:style-name="P2">Décision Making</text:p>
                </text:list-item>
                <text:list-item>
                  <text:p text:style-name="P2">Data Mining</text:p>
                </text:list-item>
                <text:list-item>
                  <text:p text:style-name="P2">Réseau Sociaux</text:p>
                </text:list-item>
              </text:list>
            </text:list-item>
          </text:list>
        </text:list-item>
      </text:list>
      <text:p text:style-name="P1"/>
      <text:list xml:id="list81251480468741" text:continue-numbering="true" text:style-name="L1">
        <text:list-item>
          <text:p text:style-name="P2">La guerre de l'information ou infowar(définir ce que est l’infowar et son contexte, <text:s/>ainsi que les différentes « méthodes » que l’on peut retrouver, comme la propagande, par exemple, ou les fake news) </text:p>
          <text:list>
            <text:list-item>
              <text:p text:style-name="P2">Que ce que la guerre de l'information</text:p>
            </text:list-item>
            <text:list-item>
              <text:p text:style-name="P2">Ces méthodes</text:p>
            </text:list-item>
            <text:list-item>
              <text:p text:style-name="P2">Ces acteurs</text:p>
              <text:list>
                <text:list-item>
                  <text:p text:style-name="P2">États</text:p>
                </text:list-item>
                <text:list-item>
                  <text:p text:style-name="P2">Groupe d’influence</text:p>
                </text:list-item>
                <text:list-item>
                  <text:p text:style-name="P2">Entreprise et société</text:p>
                </text:list-item>
                <text:list-item>
                  <text:p text:style-name="P2">Gouvernement</text:p>
                </text:list-item>
              </text:list>
            </text:list-item>
          </text:list>
          <text:p text:style-name="P2"/>
          <text:list text:continue-numbering="true">
            <text:list-item>
              <text:p text:style-name="P2">Ces objectifs</text:p>
            </text:list-item>
            <text:list-item>
              <text:p text:style-name="P2">Exemples de la guerre d'informations</text:p>
              <text:list>
                <text:list-item>
                  <text:p text:style-name="P2">Entre états</text:p>
                </text:list-item>
                <text:list-item>
                  <text:p text:style-name="P2">Entre entreprises</text:p>
                </text:list-item>
                <text:list-item>
                  <text:p text:style-name="P2">Entre un gouvernement et son peuple</text:p>
                </text:list-item>
                <text:list-item>
                  <text:p text:style-name="P2">Entre un/plusieurs état et le reste du monde</text:p>
                </text:list-item>
                <text:list-item>
                  <text:p text:style-name="P2">Entre groupe d’influence</text:p>
                </text:list-item>
                <text:list-item>
                  <text:p text:style-name="P2">Entre groupe d’influence et le reste du monde </text:p>
                </text:list-item>
              </text:list>
            </text:list-item>
          </text:list>
        </text:list-item>
        <text:list-item>
          <text:p text:style-name="P2">L'impact de l'intelligence artificielle sur la guerre de l’information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08:06:49.739000000</meta:creation-date>
    <dc:date>2019-04-17T08:12:49.405000000</dc:date>
    <meta:editing-duration>PT6M6S</meta:editing-duration>
    <meta:editing-cycles>1</meta:editing-cycles>
    <meta:document-statistic meta:table-count="0" meta:image-count="0" meta:object-count="0" meta:page-count="1" meta:paragraph-count="43" meta:word-count="244" meta:character-count="1423" meta:non-whitespace-character-count="1259"/>
    <meta:generator>LibreOffice/5.3.7.2$Windows_X86_64 LibreOffice_project/6b8ed514a9f8b44d37a1b96673cbbdd077e24059</meta:generator>
  </office:meta>
</office:document-meta>
</file>